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72000004FBF1FA0F581F4A50B7.jpg" manifest:media-type="image/jpe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FreeSans" svg:font-family="Free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Nimbus Roman No9 L1" svg:font-family="'Nimbus Roman No9 L'" style:font-family-generic="swiss" style:font-pitch="variable"/>
    <style:font-face style:name="FreeSans2" svg:font-family="FreeSans" style:font-family-generic="system" style:font-pitch="variable"/>
  </office:font-face-decls>
  <office:automatic-styles>
    <style:style style:name="Table1" style:family="table">
      <style:table-properties style:width="16.596cm" fo:margin-left="0cm" fo:break-before="auto" fo:break-after="auto" table:align="left" fo:keep-with-next="auto" style:may-break-between-rows="true" style:writing-mode="lr-tb" table:border-model="collapsing"/>
    </style:style>
    <style:style style:name="Table1.A" style:family="table-column">
      <style:table-column-properties style:column-width="8.248cm"/>
    </style:style>
    <style:style style:name="Table1.B" style:family="table-column">
      <style:table-column-properties style:column-width="4.124cm"/>
    </style:style>
    <style:style style:name="Table1.C" style:family="table-column">
      <style:table-column-properties style:column-width="4.225cm"/>
    </style:style>
    <style:style style:name="Table1.1" style:family="table-row">
      <style:table-row-properties fo:keep-together="auto"/>
    </style:style>
    <style:style style:name="Table1.A1" style:family="table-cell">
      <style:table-cell-properties fo:background-color="transparent" fo:padding="0.097cm" fo:border-left="none" fo:border-right="none" fo:border-top="2.5pt solid #666666" fo:border-bottom="1.5pt solid #999999" style:writing-mode="page">
        <style:background-image/>
      </style:table-cell-properties>
    </style:style>
    <style:style style:name="Table1.A2" style:family="table-cell">
      <style:table-cell-properties fo:background-color="#eeeeee" fo:padding="0.097cm" fo:border="none" style:writing-mode="page">
        <style:background-image/>
      </style:table-cell-properties>
    </style:style>
    <style:style style:name="Table1.A3" style:family="table-cell">
      <style:table-cell-properties fo:background-color="transparent" fo:padding="0.097cm" fo:border="none" style:writing-mode="page">
        <style:background-image/>
      </style:table-cell-properties>
    </style:style>
    <style:style style:name="Table1.A4" style:family="table-cell">
      <style:table-cell-properties fo:background-color="transparent" fo:padding="0.097cm" fo:border-left="none" fo:border-right="none" fo:border-top="1.5pt solid #999999" fo:border-bottom="2.5pt solid #666666" style:writing-mode="page">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5" style:family="paragraph" style:parent-style-name="Standard">
      <style:text-properties fo:language="en" fo:country="US"/>
    </style:style>
    <style:style style:name="P6" style:family="paragraph" style:parent-style-name="Standard">
      <style:paragraph-properties fo:text-align="end" style:justify-single-word="false"/>
      <style:text-properties fo:color="#000000" style:text-outline="false" style:text-line-through-style="none" style:text-line-through-type="none" style:font-name="Ubuntu" fo:font-size="11pt" fo:language="en" fo:country="US" fo:font-style="normal" fo:text-shadow="none" style:text-underline-style="none" fo:font-weight="normal" officeooo:rsid="0020cb70" officeooo:paragraph-rsid="00ae907e" fo:background-color="#ffffff"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8"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9"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10" style:family="paragraph" style:parent-style-name="Title">
      <style:text-properties fo:language="en" fo:country="US"/>
    </style:style>
    <style:style style:name="P11" style:family="paragraph" style:parent-style-name="Heading_20_1">
      <style:text-properties fo:language="en" fo:country="US"/>
    </style:style>
    <style:style style:name="P12" style:family="paragraph" style:parent-style-name="Heading_20_1">
      <style:text-properties fo:language="en" fo:country="US" officeooo:rsid="007f584d" officeooo:paragraph-rsid="007f584d"/>
    </style:style>
    <style:style style:name="P13" style:family="paragraph" style:parent-style-name="Heading_20_1">
      <style:text-properties fo:language="en" fo:country="US" officeooo:rsid="007fe324" officeooo:paragraph-rsid="007fe324"/>
    </style:style>
    <style:style style:name="P14" style:family="paragraph" style:parent-style-name="Heading_20_1">
      <style:text-properties fo:language="en" fo:country="US" officeooo:rsid="0084db31" officeooo:paragraph-rsid="0084db31"/>
    </style:style>
    <style:style style:name="P15" style:family="paragraph" style:parent-style-name="Text_20_body">
      <style:text-properties fo:language="en" fo:country="US"/>
    </style:style>
    <style:style style:name="P16" style:family="paragraph" style:parent-style-name="Text_20_body">
      <style:text-properties fo:language="en" fo:country="US" officeooo:rsid="005cc1f3" officeooo:paragraph-rsid="005cc1f3"/>
    </style:style>
    <style:style style:name="P17" style:family="paragraph" style:parent-style-name="Text_20_body">
      <style:text-properties fo:language="en" fo:country="US" officeooo:rsid="005cc1f3" officeooo:paragraph-rsid="00ae907e"/>
    </style:style>
    <style:style style:name="P18" style:family="paragraph" style:parent-style-name="Text_20_body">
      <style:text-properties fo:language="en" fo:country="US" officeooo:rsid="0064b63a" officeooo:paragraph-rsid="0064b63a"/>
    </style:style>
    <style:style style:name="P19" style:family="paragraph" style:parent-style-name="Text_20_body">
      <style:text-properties fo:language="en" fo:country="US" officeooo:rsid="0064b63a" officeooo:paragraph-rsid="00a8fcd1"/>
    </style:style>
    <style:style style:name="P20" style:family="paragraph" style:parent-style-name="Text_20_body">
      <style:text-properties fo:language="en" fo:country="US" officeooo:rsid="0088169a" officeooo:paragraph-rsid="0088169a"/>
    </style:style>
    <style:style style:name="P21" style:family="paragraph" style:parent-style-name="Text_20_body">
      <style:text-properties fo:language="en" fo:country="US" officeooo:rsid="007f584d"/>
    </style:style>
    <style:style style:name="P22" style:family="paragraph" style:parent-style-name="Text_20_body">
      <style:text-properties fo:language="en" fo:country="US" officeooo:rsid="00a80cb2" officeooo:paragraph-rsid="00a80cb2"/>
    </style:style>
    <style:style style:name="P23" style:family="paragraph" style:parent-style-name="Text_20_body">
      <style:text-properties fo:language="en" fo:country="US" officeooo:rsid="00a93090" officeooo:paragraph-rsid="00a93090"/>
    </style:style>
    <style:style style:name="P24" style:family="paragraph" style:parent-style-name="Text_20_body">
      <style:text-properties fo:language="en" fo:country="US" officeooo:rsid="00a8fcd1" officeooo:paragraph-rsid="00a8fcd1"/>
    </style:style>
    <style:style style:name="P25" style:family="paragraph" style:parent-style-name="Text_20_body">
      <style:text-properties fo:language="en" fo:country="US" officeooo:rsid="006b7074" officeooo:paragraph-rsid="006b7074"/>
    </style:style>
    <style:style style:name="P26" style:family="paragraph" style:parent-style-name="Text_20_body">
      <style:paragraph-properties fo:text-align="start" style:justify-single-word="false"/>
      <style:text-properties fo:color="#000000" style:text-outline="false" style:text-line-through-style="none" style:text-line-through-type="none" style:font-name="Ubuntu" fo:font-size="11pt" fo:language="en" fo:country="US" fo:font-style="normal" fo:text-shadow="none" style:text-underline-style="none" fo:font-weight="normal" officeooo:rsid="005cc1f3" officeooo:paragraph-rsid="008788c3"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ext_20_body">
      <style:paragraph-properties fo:text-align="end" style:justify-single-word="false"/>
      <style:text-properties fo:color="#000000" style:text-outline="false" style:text-line-through-style="none" style:text-line-through-type="none" style:font-name="Ubuntu" fo:font-size="11pt" fo:language="en" fo:country="US" fo:font-style="normal" fo:text-shadow="none" style:text-underline-style="none" fo:font-weight="normal" officeooo:rsid="005cc1f3" officeooo:paragraph-rsid="008788c3"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ext_20_body">
      <style:paragraph-properties fo:text-align="end" style:justify-single-word="false"/>
      <style:text-properties fo:color="#000000" style:text-outline="false" style:text-line-through-style="none" style:text-line-through-type="none" style:font-name="Ubuntu" fo:font-size="11pt" fo:language="en" fo:country="US" fo:font-style="normal" fo:text-shadow="none" style:text-underline-style="none" fo:font-weight="normal" officeooo:rsid="005cc1f3" officeooo:paragraph-rsid="00ae907e"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ext_20_body">
      <style:paragraph-properties fo:text-align="start" style:justify-single-word="false"/>
      <style:text-properties fo:color="#000000" style:text-outline="false" style:text-line-through-style="none" style:text-line-through-type="none" style:font-name="Ubuntu" fo:font-size="11pt" fo:language="en" fo:country="US" fo:font-style="normal" fo:text-shadow="none" style:text-underline-style="none" fo:font-weight="normal" officeooo:rsid="008788c3" officeooo:paragraph-rsid="008788c3"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ext_20_body">
      <style:text-properties officeooo:paragraph-rsid="00a518b9"/>
    </style:style>
    <style:style style:name="P31" style:family="paragraph" style:parent-style-name="Heading_20_2">
      <style:text-properties fo:language="en" fo:country="US"/>
    </style:style>
    <style:style style:name="P32" style:family="paragraph" style:parent-style-name="Heading_20_2">
      <style:text-properties fo:language="en" fo:country="US" officeooo:paragraph-rsid="008371f5"/>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officeooo:paragraph-rsid="008d6157"/>
    </style:style>
    <style:style style:name="P35" style:family="paragraph" style:parent-style-name="Table_20_Contents">
      <style:paragraph-properties fo:text-align="end" style:justify-single-word="false"/>
      <style:text-properties fo:color="#000000" style:text-outline="false" style:text-line-through-style="none" style:text-line-through-type="none" style:font-name="Ubuntu" fo:font-size="11pt" fo:font-style="normal" fo:text-shadow="none" style:text-underline-style="none" fo:font-weight="normal" officeooo:rsid="008788c3" officeooo:paragraph-rsid="008788c3"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Standard">
      <style:text-properties officeooo:rsid="00b472e9" officeooo:paragraph-rsid="00b472e9"/>
    </style:style>
    <style:style style:name="P37" style:family="paragraph" style:parent-style-name="Heading_20_1" style:master-page-name="First_20_Page">
      <style:paragraph-properties style:page-number="auto"/>
      <style:text-properties fo:language="en" fo:country="US"/>
    </style:style>
    <style:style style:name="P38" style:family="paragraph" style:parent-style-name="Text_20_body" style:list-style-name="L1">
      <style:text-properties officeooo:paragraph-rsid="00a518b9"/>
    </style:style>
    <style:style style:name="P39" style:family="paragraph" style:parent-style-name="Text_20_body" style:list-style-name="L1">
      <style:text-properties officeooo:paragraph-rsid="00b2fc3d"/>
    </style:style>
    <style:style style:name="P40" style:family="paragraph" style:parent-style-name="Text_20_body" style:list-style-name="L3">
      <style:text-properties fo:language="en" fo:country="US" officeooo:rsid="007d69b8" officeooo:paragraph-rsid="007d69b8"/>
    </style:style>
    <style:style style:name="P41" style:family="paragraph" style:parent-style-name="Text_20_body" style:list-style-name="L3">
      <style:text-properties fo:language="en" fo:country="US" officeooo:rsid="007d69b8" officeooo:paragraph-rsid="00a5d668"/>
    </style:style>
    <style:style style:name="P42" style:family="paragraph" style:parent-style-name="Text_20_body" style:list-style-name="L3">
      <style:text-properties fo:language="en" fo:country="US" officeooo:rsid="008371f5" officeooo:paragraph-rsid="00a5d668"/>
    </style:style>
    <style:style style:name="P43" style:family="paragraph" style:parent-style-name="Text_20_body" style:list-style-name="L3">
      <style:text-properties fo:language="en" fo:country="US" officeooo:rsid="00a86c15" officeooo:paragraph-rsid="00b62921"/>
    </style:style>
    <style:style style:name="P44" style:family="paragraph" style:parent-style-name="Text_20_body" style:list-style-name="L1">
      <style:text-properties officeooo:rsid="00b2fc3d" officeooo:paragraph-rsid="00b2fc3d"/>
    </style:style>
    <style:style style:name="P45" style:family="paragraph" style:parent-style-name="Text_20_body">
      <style:text-properties officeooo:rsid="00b62921" officeooo:paragraph-rsid="00b62921"/>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FreeSans1"/>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7f584d"/>
    </style:style>
    <style:style style:name="T4" style:family="text">
      <style:text-properties officeooo:rsid="0047316b"/>
    </style:style>
    <style:style style:name="T5" style:family="text">
      <style:text-properties fo:language="en" fo:country="US"/>
    </style:style>
    <style:style style:name="T6" style:family="text">
      <style:text-properties fo:language="en" fo:country="US" officeooo:rsid="008371f5"/>
    </style:style>
    <style:style style:name="T7" style:family="text">
      <style:text-properties fo:language="en" fo:country="US" officeooo:rsid="008d6157"/>
    </style:style>
    <style:style style:name="T8" style:family="text">
      <style:text-properties officeooo:rsid="007fe324"/>
    </style:style>
    <style:style style:name="T9" style:family="text">
      <style:text-properties officeooo:rsid="008371f5"/>
    </style:style>
    <style:style style:name="T10" style:family="text">
      <style:text-properties officeooo:rsid="008fa2eb"/>
    </style:style>
    <style:style style:name="T11" style:family="text">
      <style:text-properties officeooo:rsid="00a44cb1"/>
    </style:style>
    <style:style style:name="T12" style:family="text">
      <style:text-properties fo:color="#000000" style:text-outline="false" style:text-line-through-style="none" style:text-line-through-type="none" style:font-name="FreeSans" fo:font-size="11pt" fo:font-style="normal" fo:text-shadow="none" style:text-underline-style="none" fo:font-weight="normal" officeooo:rsid="002426e2" fo:background-color="#ffffff" loext:char-shading-value="0" style:font-name-asian="FreeSans2" style:font-size-asian="11pt" style:font-style-asian="normal" style:font-weight-asian="normal" style:font-name-complex="FreeSans2" style:font-size-complex="11pt" style:font-style-complex="normal" style:font-weight-complex="normal" style:text-overline-style="none" style:text-overline-color="font-color"/>
    </style:style>
    <style:style style:name="T13" style:family="text">
      <style:text-properties officeooo:rsid="00a8fcd1"/>
    </style:style>
    <style:style style:name="T14" style:family="text">
      <style:text-properties officeooo:rsid="00a93090"/>
    </style:style>
    <style:style style:name="T15" style:family="text">
      <style:text-properties style:font-name="FreeSans" style:font-name-asian="FreeSans2" style:font-name-complex="FreeSans2"/>
    </style:style>
    <style:style style:name="T16" style:family="text">
      <style:text-properties style:font-name="FreeSans" officeooo:rsid="002426e2" style:font-name-asian="FreeSans2" style:font-name-complex="FreeSans2"/>
    </style:style>
    <style:style style:name="T17" style:family="text">
      <style:text-properties style:font-name="FreeSans" officeooo:rsid="002426e2" fo:background-color="#ffffff" loext:char-shading-value="0" style:font-name-asian="FreeSans2" style:font-name-complex="FreeSans2"/>
    </style:style>
    <style:style style:name="T18" style:family="text">
      <style:text-properties officeooo:rsid="00b2fc3d"/>
    </style:style>
    <style:style style:name="T19" style:family="text">
      <style:text-properties officeooo:rsid="00b6a51b"/>
    </style:style>
    <style:style style:name="T20" style:family="text">
      <style:text-properties officeooo:rsid="00b8790b"/>
    </style:style>
    <style:style style:name="T21" style:family="text">
      <style:text-properties fo:font-variant="normal" fo:text-transform="none" style:use-window-font-color="true" style:text-outline="false" style:text-line-through-style="none" style:text-line-through-type="none" style:text-position="0% 100%" style:font-name="FreeSans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Project name <office:annotation><dc:creator>Unknown Author</dc:creator><dc:date>2015-04-01T13:40:11</dc:date><text:p text:style-name="P46"><text:span text:style-name="T21">Unique identifier name, specific to this pitch</text:span></text:p></office:annotation></text:p>
      <text:p text:style-name="P25">Canadian Office Project Manager – <text:span text:style-name="T10">2019</text:span></text:p>
      <text:p text:style-name="P11">Fellow<text:span text:style-name="T4">(s)</text:span></text:p>
      <text:p text:style-name="P15">Tarek Loubani</text:p>
      <text:p text:style-name="P12">Date</text:p>
      <text:p text:style-name="P21">August 28, 2019</text:p>
      <text:p text:style-name="P13">Project description</text:p>
      <text:p text:style-name="Text_20_body">To provide a project manager who will manage the administrative and financial tasks of the team.</text:p>
      <text:p text:style-name="Heading_20_1">General report-back</text:p>
      <text:p text:style-name="Text_20_body">Carrie Wakem was hired for the position of project manager. Her work spanned several other informal roles, including accounting, administrative, and community management. During the first year, she was able to <text:span text:style-name="T8">orient herself with the project and contributed tremendously to the progress of the Glia team.</text:span></text:p>
      <text:p text:style-name="Text_20_body">During <text:span text:style-name="T11">her third</text:span> year <text:span text:style-name="T11">in </text:span>the Project Manager role, <text:span text:style-name="T11">Carrie Wakem </text:span>continued maintaining the project’s task boards, communication tools, project financials, meeting minutes, <text:span text:style-name="T11">and other administrative tools</text:span>. <text:span text:style-name="T11">During this year, Carrie continued developing as a </text:span>leader <text:span text:style-name="T11">in the project. She continued</text:span> provid<text:span text:style-name="T11">ing</text:span> <text:span text:style-name="T11">leadership and </text:span>support to our remote office. <text:span text:style-name="T11">On the</text:span> technical side of the project, <text:span text:style-name="T11">Carrie was involved </text:span>in device development and stethoscope production, <text:span text:style-name="T11">leading </text:span>technical <text:span text:style-name="T11">(3D printing) </text:span>workshops. <text:span text:style-name="T11">She continued in the Community and Relationship Management</text:span> <text:span text:style-name="T11">roles.</text:span></text:p>
      <text:p text:style-name="P34">Deliverables achieved</text:p>
      <text:p text:style-name="P30">The following deliverables continued to be achieved:</text:p>
      <text:list xml:id="list310806282" text:style-name="L1">
        <text:list-item>
          <text:p text:style-name="P38">Annual tax filings (in collaboration with accountant)</text:p>
        </text:list-item>
        <text:list-item>
          <text:p text:style-name="P38">Annual Science Research and Experimental Development (SRED) filing with Canadian Revenue Agency (CRA) to facilitate tax incentive for salary paid to Tarek Loubani</text:p>
        </text:list-item>
        <text:list-item>
          <text:p text:style-name="P38">Twice-yearly report on activities and successes</text:p>
        </text:list-item>
        <text:list-item>
          <text:p text:style-name="P38">Rapid minutes for each meeting</text:p>
        </text:list-item>
        <text:list-item>
          <text:p text:style-name="P38">Management of kanban-style task board (e.g., with kanboard) of team's tasks</text:p>
        </text:list-item>
        <text:list-item>
          <text:p text:style-name="P39"><text:span text:style-name="T18">L</text:span>eadership role in remote offices</text:p>
        </text:list-item>
        <text:list-item>
          <text:p text:style-name="P44">Contribution to device development</text:p>
        </text:list-item>
        <text:list-item>
          <text:p text:style-name="P39"><text:span text:style-name="T18">Successful community management</text:span></text:p>
        </text:list-item>
        <text:list-item>
          <text:p text:style-name="P39"><text:span text:style-name="T18">O</text:span>verall team leadership</text:p>
        </text:list-item>
      </text:list>
      <text:p text:style-name="Heading_20_1">Deliverables not achieved</text:p>
      <text:p text:style-name="P36">We aimed to hire a community manager to replace Carrie in that role, but this has not yet happened.</text:p>
      <text:p text:style-name="P33"><text:span text:style-name="T5">Measures of succes</text:span><text:span text:style-name="T7">s</text:span></text:p>
      <text:p text:style-name="P31"><text:span text:style-name="T9">Did you see ch</text:span>anges in behaviour <text:span text:style-name="T9">that you </text:span>expect<text:span text:style-name="T9">ed</text:span> to see?</text:p>
      <text:list xml:id="list2066200208" text:style-name="L3">
        <text:list-item>
          <text:p text:style-name="P40">The group <text:span text:style-name="T9">was</text:span> able to work more cohesively and efficiently</text:p>
        </text:list-item>
        <text:list-item>
          <text:p text:style-name="P41">The PM <text:span text:style-name="T9">was</text:span> able to more quickly identify blocking issues and barriers to progress in the overall projects. <text:span text:style-name="T9">While this was a huge improvement in the project's overall progress, it could have been optimized further – and it was in future </text:span></text:p>
        </text:list-item>
        <text:list-item>
          <text:p text:style-name="P42">Financial reports and tax filings were completed easily and on time for this project year. Maintaining this was essential to the health of the project.</text:p>
        </text:list-item>
        <text:list-item>
          <text:p text:style-name="P41">Better maintained administrative life</text:p>
        </text:list-item>
        <text:list-item>
          <text:p text:style-name="P43"><text:span text:style-name="T9">C</text:span>arrie stepping into the community management role and developing her leadership skills</text:p>
        </text:list-item>
      </text:list>
      <text:p text:style-name="P31"><text:span text:style-name="T9">Did you see changes in behaviour that you would have liked to see</text:span>?</text:p>
      <text:p text:style-name="P22">NA</text:p>
      <text:p text:style-name="P32"><text:span text:style-name="T9">Did you see changes in behaviour that you would have loved to see</text:span>?</text:p>
      <text:p text:style-name="P45"><text:span text:style-name="T5">NA</text:span></text:p>
      <text:p text:style-name="P14">Budget</text:p>
      <table:table table:name="Table1" table:style-name="Table1" table:template-name="Tarek table">
        <table:table-column table:style-name="Table1.A"/>
        <table:table-column table:style-name="Table1.B"/>
        <table:table-column table:style-name="Table1.C"/>
        <table:table-row table:style-name="Table1.1">
          <table:table-cell table:style-name="Table1.A1" office:value-type="string">
            <text:p text:style-name="P26"/>
          </table:table-cell>
          <table:table-cell table:style-name="Table1.A1" office:value-type="string">
            <text:p text:style-name="P29">Canadian (CAD$)</text:p>
          </table:table-cell>
          <table:table-cell table:style-name="Table1.A1" office:value-type="string">
            <text:p text:style-name="P29">American (USD$)</text:p>
          </table:table-cell>
        </table:table-row>
        <table:table-row>
          <table:table-cell table:style-name="Table1.A2" office:value-type="string">
            <text:p text:style-name="P26">Approved <text:s/>budget</text:p>
          </table:table-cell>
          <table:table-cell table:style-name="Table1.A2" office:value-type="string">
            <text:p text:style-name="P27">55,000</text:p>
          </table:table-cell>
          <table:table-cell table:style-name="Table1.A2" office:value-type="string">
            <text:p text:style-name="P27">40,700.00</text:p>
          </table:table-cell>
        </table:table-row>
        <table:table-row>
          <table:table-cell table:style-name="Table1.A3" office:value-type="string">
            <text:p text:style-name="P26">Actual spend</text:p>
          </table:table-cell>
          <table:table-cell table:style-name="Table1.A3" office:value-type="string">
            <text:p text:style-name="P27">55,000</text:p>
          </table:table-cell>
          <table:table-cell table:style-name="Table1.A3" office:value-type="string">
            <text:p text:style-name="P6"><text:span text:style-name="T15">4</text:span><text:span text:style-name="T16">1,436.88</text:span></text:p>
          </table:table-cell>
        </table:table-row>
        <table:table-row>
          <table:table-cell table:style-name="Table1.A4" office:value-type="string">
            <text:p text:style-name="P29">Difference</text:p>
          </table:table-cell>
          <table:table-cell table:style-name="Table1.A4" office:value-type="string">
            <text:p text:style-name="P35">0</text:p>
          </table:table-cell>
          <table:table-cell table:style-name="Table1.A4" office:value-type="string">
            <text:p text:style-name="P28">- <text:span text:style-name="T17">736.88</text:span></text:p>
          </table:table-cell>
        </table:table-row>
      </table:table>
      <text:p text:style-name="P16"/>
      <text:p text:style-name="P17">Comparison and feedback: Overspend by $<text:span text:style-name="T12">736.88</text:span> was due to forex difference.</text:p>
      <text:p text:style-name="P11">Intellectual property outputs</text:p>
      <text:p text:style-name="P20"><text:soft-page-break/>NA</text:p>
      <text:p text:style-name="P11">Learnings<office:annotation><dc:creator>Unknown Author</dc:creator><dc:date>2015-03-11T13:57:09</dc:date><text:p><text:span text:style-name="T21">What should you look out for?</text:span></text:p><text:p><text:span text:style-name="T21">What risks do you face in project implementation?</text:span></text:p><text:p><text:span text:style-name="T21">Risks for uptake?</text:span></text:p><text:p><text:span text:style-name="T21">Risks for exit/sustainability/viability?</text:span></text:p></office:annotation></text:p>
      <text:p text:style-name="P19">The role of the Project Manager went as planned for the <text:span text:style-name="T19">third</text:span> year. <text:span text:style-name="T13">T</text:span>he PM continued <text:span text:style-name="T13">in her</text:span> supportive role to our remote office. <text:span text:style-name="T13">She also facilitated the </text:span>project’s financials, calendar, task board and overall team communication.</text:p>
      <text:p text:style-name="P24">The biggest learning of this year happened in transitioning Carrie from an administrative role to a leadership role. This involved trust between the project and Carrie, and taking on responsibilities that are not simply more work, but more leadership.</text:p>
      <text:p text:style-name="P23">This leadership will facilitate the breakdown of the role into other administrative and management roles as the project grows and attracts more people.</text:p>
      <text:p text:style-name="Heading_20_1">Exit/Sustainability/Viability</text:p>
      <text:p text:style-name="P18">The Project Manager is expected to continue on for another year.</text:p>
      <text:p text:style-name="Heading_20_1">Conclusion</text:p>
      <text:p text:style-name="P18"><text:span text:style-name="T14">T</text:span>he Project Manager has achieved all expectations <text:span text:style-name="T14">of</text:span> the role. It is expected that the PM will continue to grow in her role in the next few years. </text:p>
      <text:p text:style-name="Heading_20_1">Next steps</text:p>
      <text:p text:style-name="P18">Reinstate contract for Y<text:span text:style-name="T20">4-8 with reducing Shuttleworth Foundation involv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FreeSans" svg:font-family="Free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Nimbus Roman No9 L1" svg:font-family="'Nimbus Roman No9 L'" style:font-family-generic="swiss" style:font-pitch="variable"/>
    <style:font-face style:name="FreeSans2" svg:font-family="Free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rek_20_table.1" style:display-name="Tarek table.1" style:family="table-cell">
      <style:table-cell-properties fo:border-top="2.49pt solid #666666" fo:border-bottom="1.5pt solid #999999"/>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2" style:display-name="Tarek table.2" style:family="table-cell">
      <style:table-cell-properties fo:border-top="1.5pt solid #999999" fo:border-bottom="2.49pt solid #666666"/>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3" style:display-name="Tarek table.3" style:family="table-cell">
      <style:table-cell-properties fo:background-color="#eeeeee"/>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4" style:display-name="Tarek table.4" style:family="table-cell">
      <style:table-cell-properties fo:background-color="#eeeeee"/>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5" style:display-name="Tarek table.5" style:family="table-cell">
      <style:table-cell-properties fo:background-color="#eeeeee"/>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6" style:display-name="Tarek table.6" style:family="table-cell">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7" style:display-name="Tarek table.7" style:family="table-cell">
      <style:table-cell-properties fo:background-color="#eeeeee"/>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8" style:display-name="Tarek table.8" style:family="table-cell">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9" style:display-name="Tarek table.9" style:family="table-cell">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0" style:display-name="Tarek table.10" style:family="table-cell">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1" style:display-name="Tarek table.11" style:family="table-cell">
      <style:table-cell-properties fo:border-top="2.49pt solid #666666" fo:border-bottom="1.5pt solid #999999"/>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2" style:display-name="Tarek table.12" style:family="table-cell">
      <style:table-cell-properties fo:border-top="2.49pt solid #666666" fo:border-bottom="1.5pt solid #999999"/>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3" style:display-name="Tarek table.13" style:family="table-cell">
      <style:table-cell-properties fo:border-top="1.5pt solid #999999" fo:border-bottom="2.49pt solid #666666"/>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4" style:display-name="Tarek table.14" style:family="table-cell">
      <style:table-cell-properties fo:border-top="1.5pt solid #999999" fo:border-bottom="2.49pt solid #666666"/>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5" style:display-name="Tarek table.15" style:family="table-cell">
      <style:table-cell-properties fo:border-top="2.49pt solid #666666" fo:border-bottom="1.5pt solid #999999"/>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6" style:display-name="Tarek table.16" style:family="table-cell">
      <style:table-cell-properties fo:border-top="1.5pt solid #999999" fo:border-bottom="2.49pt solid #666666"/>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table:table-template table:name="Tarek table" table:first-row-end-column="row" table:first-row-start-column="row" table:last-row-end-column="row" table:last-row-start-column="row">
      <table:first-row table:style-name="Tarek_20_table.1"/>
      <table:last-row table:style-name="Tarek_20_table.2"/>
      <table:first-column table:style-name="Tarek_20_table.3"/>
      <table:last-column table:style-name="Tarek_20_table.4"/>
      <table:body table:style-name="Tarek_20_table.9"/>
      <table:even-rows table:style-name="Tarek_20_table.5"/>
      <table:odd-rows table:style-name="Tarek_20_table.6"/>
      <table:even-columns table:style-name="Tarek_20_table.7"/>
      <table:odd-columns table:style-name="Tarek_20_table.8"/>
      <table:background table:style-name="Tarek_20_table.10"/>
      <loext:first-row-even-column table:style-name="Tarek_20_table.15"/>
      <loext:last-row-even-column table:style-name="Tarek_20_table.16"/>
      <loext:first-row-end-column table:style-name="Tarek_20_table.12"/>
      <loext:first-row-start-column table:style-name="Tarek_20_table.11"/>
      <loext:last-row-end-column table:style-name="Tarek_20_table.14"/>
      <loext:last-row-start-column table:style-name="Tarek_20_table.13"/>
    </table:table-template>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3" style:family="paragraph" style:parent-style-name="Standard">
      <style:text-properties fo:language="en" fo:country="US"/>
    </style:style>
    <style:style style:name="MP4"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5"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6" style:family="paragraph" style:parent-style-name="Header">
      <style:paragraph-properties fo:text-align="end" style:justify-single-word="false"/>
    </style:style>
    <style:style style:name="MP7"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8"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P9" style:family="paragraph" style:parent-style-name="Title">
      <style:text-properties fo:language="en" fo:country="US"/>
    </style:style>
    <style:style style:name="MT1" style:family="text">
      <style:text-properties style:font-name="FreeSans1"/>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T3" style:family="text">
      <style:text-properties officeooo:rsid="007f584d"/>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draw:frame draw:style-name="Mfr1" draw:name="graphics1" text:anchor-type="paragraph" svg:x="14.111cm" svg:y="-0.587cm" svg:width="2.379cm" svg:height="3.62cm" draw:z-index="2"><draw:image xlink:href="Pictures/1000000000000672000004FBF1FA0F581F4A50B7.jpg" xlink:type="simple" xlink:show="embed" xlink:actuate="onLoad" loext:mime-type="image/jpeg"/></draw:frame></text:p>
        <text:p text:style-name="MP1"/>
        <text:p text:style-name="MP1"/>
        <text:p text:style-name="MP1"/>
        <text:p text:style-name="MP1"/>
        <text:p text:style-name="MP1"/>
        <text:p text:style-name="MP1"/>
      </style:header>
      <style:footer>
        <text:p text:style-name="MP2"/>
        <text:p text:style-name="MP3">Page <text:page-number text:select-page="current">4</text:page-number></text:p>
      </style:footer>
    </style:master-page>
    <style:master-page style:name="Convert_20_1" style:display-name="Convert 1" style:page-layout-name="Mpm2">
      <style:header>
        <text:p text:style-name="MP4"><draw:frame draw:style-name="Mfr1" draw:name="graphics2" text:anchor-type="paragraph" svg:x="14.111cm" svg:y="-0.587cm" svg:width="2.379cm" svg:height="3.62cm" draw:z-index="0"><draw:image xlink:href="Pictures/1000000000000672000004FBF1FA0F581F4A50B7.jpg" xlink:type="simple" xlink:show="embed" xlink:actuate="onLoad" loext:mime-type="image/jpeg"/></draw:frame></text:p>
        <text:p text:style-name="MP4"/>
        <text:p text:style-name="MP4"/>
        <text:p text:style-name="MP4"/>
        <text:p text:style-name="MP4"/>
        <text:p text:style-name="MP4"/>
        <text:p text:style-name="MP4"/>
      </style:header>
      <style:footer>
        <text:p text:style-name="MP5"><text:span text:style-name="MT1">Page </text:span><text:span text:style-name="MT1"><text:page-number text:select-page="current">0</text:page-number></text:span></text:p>
      </style:footer>
    </style:master-page>
    <style:master-page style:name="Convert_20_2" style:display-name="Convert 2" style:page-layout-name="Mpm2">
      <style:header>
        <text:p text:style-name="MP6"><text:span text:style-name="Page_20_Number"><text:span text:style-name="MT2">Page </text:span></text:span><text:span text:style-name="Page_20_Number"><text:span text:style-name="MT2"><text:page-number text:select-page="current">0</text:page-number></text:span></text:span></text:p>
        <text:p text:style-name="MP4"/>
        <text:p text:style-name="MP4"/>
      </style:header>
      <style:footer>
        <text:p text:style-name="MP7"/>
        <text:p text:style-name="MP7"/>
        <text:p text:style-name="MP8"/>
      </style:footer>
    </style:master-page>
    <style:master-page style:name="First_20_Page" style:display-name="First Page" style:page-layout-name="Mpm3" style:next-style-name="Standard">
      <style:header>
        <text:p text:style-name="MP1"><draw:frame draw:style-name="Mfr2" draw:name="graphics3" text:anchor-type="paragraph" svg:x="7.364cm" svg:y="-0.9cm" svg:width="9.61cm" svg:height="4.08cm" draw:z-index="3"><draw:image xlink:href="Pictures/1000000000000672000004FBF1FA0F581F4A50B7.jpg" xlink:type="simple" xlink:show="embed" xlink:actuate="onLoad" loext:mime-type="image/jpeg"/></draw:frame></text:p>
        <text:p text:style-name="MP1"/>
        <text:p text:style-name="MP1"/>
        <text:p text:style-name="MP9">Project <text:span text:style-name="MT3">Close Report</text:span></text:p>
        <text:p text:style-name="MP1"/>
        <text:p text:style-name="MP1"/>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dc:title>MOU Template</dc:title>
    <meta:creation-date>2017-03-06T00:09:30.991933919</meta:creation-date>
    <dc:language>en-ZA</dc:language>
    <meta:editing-cycles>73</meta:editing-cycles>
    <meta:editing-duration>P1DT12H32M45S</meta:editing-duration>
    <meta:initial-creator>Tarek Loubani</meta:initial-creator>
    <dc:date>2019-09-16T12:22:04.870709367</dc:date>
    <dc:creator>Tarek Loubani</dc:creator>
    <meta:document-statistic meta:table-count="1" meta:image-count="3" meta:object-count="0" meta:page-count="4" meta:paragraph-count="64" meta:word-count="597" meta:character-count="3812" meta:non-whitespace-character-count="3287"/>
    <meta:user-defined meta:name="Info 1"/>
    <meta:user-defined meta:name="Info 2"/>
    <meta:user-defined meta:name="Info 3"/>
    <meta:user-defined meta:name="Info 4"/>
  </office:meta>
</office:document-meta>
</file>